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SubwayPS" svg:font-family="SubwayPS" style:font-family-generic="roman" style:font-pitch="variable"/>
    <style:font-face style:name="Times New Roman" svg:font-family="'Times New Roman'" style:font-family-generic="roman" style:font-pitch="variable"/>
    <style:font-face style:name="Univers-CondensedLight" svg:font-family="Univers-CondensedLight" style:font-family-generic="roman" style:font-pitch="variable"/>
    <style:font-face style:name="Univers-ExtraBlack" svg:font-family="Univers-ExtraBlack"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ubwayPS1" svg:font-family="SubwayPS" style:font-family-generic="system" style:font-pitch="variable"/>
    <style:font-face style:name="Univers-CondensedLight1" svg:font-family="Univers-CondensedLight" style:font-family-generic="system" style:font-pitch="variable"/>
  </office:font-face-decls>
  <office:automatic-styles>
    <style:style style:name="Table1" style:family="table">
      <style:table-properties style:width="2.4479in" fo:margin-left="-0.075in" fo:margin-top="0in" fo:margin-bottom="0in" table:align="left" style:writing-mode="lr-tb"/>
    </style:style>
    <style:style style:name="Table1.A" style:family="table-column">
      <style:table-column-properties style:column-width="1.2625in"/>
    </style:style>
    <style:style style:name="Table1.B" style:family="table-column">
      <style:table-column-properties style:column-width="1.184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1"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4708in" fo:margin-left="-0.075in" fo:margin-top="0in" fo:margin-bottom="0in" table:align="left" style:writing-mode="lr-tb"/>
    </style:style>
    <style:style style:name="Table2.A" style:family="table-column">
      <style:table-column-properties style:column-width="1.6583in"/>
    </style:style>
    <style:style style:name="Table2.B" style:family="table-column">
      <style:table-column-properties style:column-width="1.8118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none"/>
    </style:style>
    <style:style style:name="P1" style:family="paragraph" style:parent-style-name="Standard">
      <style:paragraph-properties fo:margin-left="0in" fo:margin-right="0in" fo:orphans="2" fo:widows="2" fo:text-indent="0in" style:auto-text-indent="false"/>
      <style:text-properties fo:color="#000000" style:font-name="Times New Roman" fo:font-size="11pt" fo:language="en" fo:country="US" fo:font-weight="bold" style:font-size-asian="11pt" style:language-asian="en" style:country-asian="US" style:font-weight-asian="bold"/>
    </style:style>
    <style:style style:name="P2" style:family="paragraph" style:parent-style-name="Standard">
      <style:paragraph-properties fo:margin-left="0in" fo:margin-right="0in" fo:orphans="2" fo:widows="2" fo:text-indent="0in" style:auto-text-indent="false"/>
      <style:text-properties fo:color="#000000" style:font-name="Times New Roman" fo:font-size="11pt" fo:language="en" fo:country="US" style:font-size-asian="11pt" style:language-asian="en" style:country-asian="US"/>
    </style:style>
    <style:style style:name="P3" style:family="paragraph" style:parent-style-name="Standard">
      <style:paragraph-properties fo:margin-left="0in" fo:margin-right="0in" fo:orphans="2" fo:widows="2" fo:text-indent="0in" style:auto-text-indent="false"/>
      <style:text-properties fo:color="#000000" style:font-name="Times New Roman" fo:font-size="16pt" fo:language="en" fo:country="US" fo:font-weight="bold" style:font-size-asian="16pt" style:language-asian="en" style:country-asian="US" style:font-weight-asian="bold"/>
    </style:style>
    <style:style style:name="P4" style:family="paragraph" style:parent-style-name="Standard">
      <style:paragraph-properties fo:margin-left="0in" fo:margin-right="0in" fo:orphans="2" fo:widows="2" fo:text-indent="0in" style:auto-text-indent="false"/>
      <style:text-properties fo:color="#000000" style:font-name="Times New Roman" fo:font-size="14pt" fo:language="en" fo:country="US" fo:font-weight="bold" style:font-size-asian="14pt" style:language-asian="en" style:country-asian="US" style:font-weight-asian="bold"/>
    </style:style>
    <style:style style:name="P5"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6"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7" style:family="paragraph" style:parent-style-name="Standard">
      <style:paragraph-properties fo:margin-left="0in" fo:margin-right="0in" fo:orphans="2" fo:widows="2" fo:text-indent="0in" style:auto-text-indent="false"/>
    </style:style>
    <style:style style:name="P8" style:family="paragraph" style:parent-style-name="Standard">
      <style:paragraph-properties fo:margin-left="0in" fo:margin-right="0in" fo:orphans="2" fo:widows="2" fo:text-indent="0in" style:auto-text-indent="false">
        <style:tab-stops/>
      </style:paragraph-properties>
    </style:style>
    <style:style style:name="P9" style:family="paragraph" style:parent-style-name="Standard">
      <style:paragraph-properties fo:margin-left="0in" fo:margin-right="0in" fo:text-align="center" style:justify-single-word="false" fo:orphans="2" fo:widows="2" fo:text-indent="0in" style:auto-text-indent="false"/>
    </style:style>
    <style:style style:name="P10"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1" style:family="paragraph" style:parent-style-name="Heading_20_1">
      <style:paragraph-properties fo:margin-left="0in" fo:margin-right="0in" fo:text-indent="0in" style:auto-text-indent="false"/>
    </style:style>
    <style:style style:name="P12" style:family="paragraph" style:parent-style-name="Heading_20_1">
      <style:paragraph-properties fo:margin-left="0in" fo:margin-right="0in" fo:text-indent="0in" style:auto-text-indent="false"/>
      <style:text-properties fo:color="#000000" style:font-name="Times New Roman" fo:font-size="14pt" fo:language="en" fo:country="US" fo:font-weight="bold" style:font-size-asian="14pt" style:language-asian="en" style:country-asian="US" style:font-weight-asian="bold"/>
    </style:style>
    <style:style style:name="P13" style:family="paragraph" style:parent-style-name="Heading_20_1">
      <style:paragraph-properties fo:margin-left="0in" fo:margin-right="0in" fo:text-indent="0in" style:auto-text-indent="false"/>
      <style:text-properties fo:color="#000000" style:font-name="Univers-ExtraBlack" fo:font-size="14pt" fo:language="en" fo:country="US" fo:font-weight="bold" style:font-size-asian="14pt" style:language-asian="en" style:country-asian="US" style:font-weight-asian="bold"/>
    </style:style>
    <style:style style:name="P14" style:family="paragraph" style:parent-style-name="Heading_20_2">
      <style:paragraph-properties fo:margin-left="0in" fo:margin-right="0in" fo:text-indent="0in" style:auto-text-indent="false"/>
    </style:style>
    <style:style style:name="P15" style:family="paragraph" style:parent-style-name="Heading_20_4">
      <style:paragraph-properties fo:margin-left="0in" fo:margin-right="0in" fo:text-indent="0in" style:auto-text-indent="false"/>
    </style:style>
    <style:style style:name="P16" style:family="paragraph" style:parent-style-name="Heading_20_6">
      <style:paragraph-properties fo:margin-left="0in" fo:margin-right="0in" fo:text-indent="0in" style:auto-text-indent="false"/>
    </style:style>
    <style:style style:name="P17" style:family="paragraph" style:parent-style-name="Heading_20_3">
      <style:paragraph-properties fo:margin-left="0in" fo:margin-right="0in" fo:text-indent="0in" style:auto-text-indent="false"/>
    </style:style>
    <style:style style:name="P18" style:family="paragraph" style:parent-style-name="Heading_20_5">
      <style:paragraph-properties fo:margin-left="0in" fo:margin-right="0in" fo:text-indent="0in" style:auto-text-indent="false"/>
    </style:style>
    <style:style style:name="P19"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0pt" style:font-size-asian="10pt"/>
    </style:style>
    <style:style style:name="T4" style:family="text">
      <style:text-properties style:font-name="Times New Roman" fo:font-size="18pt" fo:language="en" fo:country="US" style:font-size-asian="18pt" style:language-asian="en" style:country-asian="US"/>
    </style:style>
    <style:style style:name="T5" style:family="text">
      <style:text-properties fo:color="#000000" style:font-name="Times New Roman" fo:font-size="12pt" fo:language="en" fo:country="US" style:font-size-asian="12pt" style:language-asian="en" style:country-asian="US"/>
    </style:style>
    <style:style style:name="T6" style:family="text">
      <style:text-properties fo:color="#000000" style:font-name="Times New Roman" fo:font-size="12pt" fo:language="en" fo:country="US" fo:font-weight="normal" style:font-size-asian="12pt" style:language-asian="en" style:country-asian="US" style:font-weight-asian="normal"/>
    </style:style>
    <style:style style:name="T7" style:family="text">
      <style:text-properties fo:color="#000000" style:font-name="Times New Roman" fo:font-size="10pt" fo:language="en" fo:country="US" style:font-size-asian="10pt" style:language-asian="en" style:country-asian="US"/>
    </style:style>
    <style:style style:name="T8" style:family="text">
      <style:text-properties fo:color="#000000" style:font-name="Times New Roman" fo:font-size="10pt" fo:language="en" fo:country="US" fo:font-weight="bold" style:font-size-asian="10pt" style:language-asian="en" style:country-asian="US" style:font-weight-asian="bold"/>
    </style:style>
    <style:style style:name="T9" style:family="text">
      <style:text-properties fo:color="#000000" style:font-name="Times New Roman" fo:font-size="10pt" fo:language="en" fo:country="US" fo:font-style="italic" style:font-size-asian="10pt" style:language-asian="en" style:country-asian="US" style:font-style-asian="italic"/>
    </style:style>
    <style:style style:name="T10" style:family="text">
      <style:text-properties fo:color="#000000" style:font-name="Times New Roman" fo:font-size="10pt" fo:language="en" fo:country="US" fo:font-weight="normal" style:font-size-asian="10pt" style:language-asian="en" style:country-asian="US" style:font-weight-asian="normal"/>
    </style:style>
    <style:style style:name="T11" style:family="text">
      <style:text-properties fo:color="#000000" style:font-name="Times New Roman" fo:font-size="18pt" fo:language="en" fo:country="US" fo:font-weight="normal" style:font-size-asian="18pt" style:language-asian="en" style:country-asian="US" style:font-weight-asian="normal"/>
    </style:style>
    <style:style style:name="T12" style:family="text">
      <style:text-properties fo:color="#000000" style:font-name="Times New Roman" fo:font-size="18pt" fo:language="en" fo:country="US" style:font-size-asian="18pt" style:language-asian="en" style:country-asian="US"/>
    </style:style>
    <style:style style:name="T13" style:family="text">
      <style:text-properties fo:color="#000000" style:font-name="Times New Roman" fo:font-size="11pt" fo:language="en" fo:country="US" fo:font-weight="bold" style:font-size-asian="11pt" style:language-asian="en" style:country-asian="US" style:font-weight-asian="bold"/>
    </style:style>
    <style:style style:name="T14"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This material is Open Game Content, and is licensed for public use under the terms of the Open Game License v1.0a.</text:span></text:p>
      <text:h text:style-name="P17" text:outline-level="3"><text:span text:style-name="T4">STARTING OCCUPATIONS</text:span></text:h>
      <text:p text:style-name="P1"/>
      <text:p text:style-name="P7"><text:span text:style-name="T5">Apothecary</text:span></text:p>
      <text:p text:style-name="P7"><text:span text:style-name="T7">Apothecaries are people who study the science of mixing chemicals, elements, and naturally occurring</text:span></text:p>
      <text:p text:style-name="P7"><text:span text:style-name="T7">materials together for predictable results. They often go on to be research scientists, inventors, pharmacists, or alchemists.</text:span></text:p>
      <text:p text:style-name="P7"><text:span text:style-name="T8">Prerequisite: </text:span><text:span text:style-name="T7">Age 20+.</text:span></text:p>
      <text:p text:style-name="P7"><text:span text:style-name="T8">Skills: </text:span><text:span text:style-name="T7">Choose three of the following skills as permanent class skills. If a skill you select is already a class skill, you receive a +1 competence bonus on checks using that skill. Craft (chemical, mechanical, pharmaceutical, or writing), Disable Device, Knowledge (arcane lore, earth and life sciences, history, or physical sciences), Repair, Research.</text:span></text:p>
      <text:p text:style-name="P7"><text:span text:style-name="T8">Bonus Feat: </text:span><text:span text:style-name="T7">Select either Arcane Skills or Educated.</text:span></text:p>
      <text:p text:style-name="P7"><text:span text:style-name="T8">Wealth Bonus: </text:span><text:span text:style-name="T7">+3.</text:span></text:p>
      <text:p text:style-name="P1"/>
      <text:p text:style-name="P7"><text:span text:style-name="T5">Hedge Wizard</text:span></text:p>
      <text:p text:style-name="P7"><text:span text:style-name="T7">A hedge wizard is someone who has spent a great deal of time studying the arcane arts without the benefit of having any formal training or mentoring.</text:span></text:p>
      <text:p text:style-name="P7"><text:span text:style-name="T8">Prerequisite: </text:span><text:span text:style-name="T7">Intelligence 10.</text:span></text:p>
      <text:p text:style-name="P7"><text:span text:style-name="T8">Skills: </text:span><text:span text:style-name="T7">Choose three of the following skills as permanent class skills. If a skill you select is already a class skill, you receive a +1 competence bonus on checks using that skill. Concentration, Craft (chemical or writing), Decipher Script, Gather Information, Knowledge (arcane lore, art, earth and life sciences, history, or physical sciences), Research.</text:span></text:p>
      <text:p text:style-name="P7"><text:span text:style-name="T8">Bonus Feat: </text:span><text:span text:style-name="T7">Select either: Magical Heritage or Magical Affinity.</text:span></text:p>
      <text:p text:style-name="P7"><text:span text:style-name="T8">Wealth Bonus: </text:span><text:span text:style-name="T7">+2.</text:span></text:p>
      <text:p text:style-name="P1"/>
      <text:p text:style-name="P7"><text:span text:style-name="T5">Novitiate</text:span></text:p>
      <text:p text:style-name="P7"><text:span text:style-name="T7">Novitiates draw quiet strength from their belief in a greater power. They do not necessarily have ties to a specific religion or denomination—their faith is enough. Some novitiates are lay clergy, counselors, motivational speakers, social workers, or any other position involved with helping people who have lost hope and faith.</text:span></text:p>
      <text:p text:style-name="P7"><text:soft-page-break/><text:span text:style-name="T8">Prerequisite: </text:span><text:span text:style-name="T7">Wisdom 10.</text:span></text:p>
      <text:p text:style-name="P7"><text:span text:style-name="T8">Skills: </text:span><text:span text:style-name="T7">Choose three of the following skills as permanent class skills. If a skill you select is already a class skill, you receive a +1 competence bonus on checks using that skill. Concentration, Craft (writing), Decipher Script, Diplomacy, Knowledge (arcane lore, art, behavioral sciences, history, or theology and philosophy), Sense Motive.</text:span></text:p>
      <text:p text:style-name="P7"><text:span text:style-name="T8">Bonus Feat: </text:span><text:span text:style-name="T7">Select either: Divine Heritage or Magical Affinity.</text:span></text:p>
      <text:p text:style-name="P7"><text:span text:style-name="T8">Wealth Bonus: </text:span><text:span text:style-name="T7">+2.</text:span></text:p>
      <text:p text:style-name="P1"/>
      <text:p text:style-name="P7"><text:span text:style-name="T5">Psychic</text:span></text:p>
      <text:p text:style-name="P7"><text:span text:style-name="T7">Psychics can be people with innate, low-level psionic abilities or simply con-artists looking to make a buck off those gullible enough to believe their ruses. </text:span></text:p>
      <text:p text:style-name="P7"><text:span text:style-name="T8">Prerequisite: </text:span><text:span text:style-name="T7">Age 15+.</text:span></text:p>
      <text:p text:style-name="P7"><text:span text:style-name="T8">Skills: </text:span><text:span text:style-name="T7">Choose two of the following skills as permanent class skills. If a skill you select is already a class skill, you receive a +1 competence bonus on checks using that skill. Bluff, Concentration, Diplomacy, Gather Information, Intimidate, Knowledge (behavioral sciences, current events, popular culture, or streetwise), Sense Motive.</text:span></text:p>
      <text:p text:style-name="P7"><text:span text:style-name="T8">Bonus Feat: </text:span><text:span text:style-name="T7">Select either Iron Will or Wild Talent.</text:span></text:p>
      <text:p text:style-name="P7"><text:span text:style-name="T8">Wealth Bonus: </text:span><text:span text:style-name="T7">+2.</text:span></text:p>
      <text:p text:style-name="P1"/>
      <text:p text:style-name="P7"><text:span text:style-name="T5">Shadow Scholar</text:span></text:p>
      <text:p text:style-name="P7"><text:span text:style-name="T7">Shadow scholars fall into two categories—learned Shadowkind and mundane folk who have spent time studying Shadow culture, magic, and other supernatural occurrences.</text:span></text:p>
      <text:p text:style-name="P7"><text:span text:style-name="T8">Prerequisite: </text:span><text:span text:style-name="T7">Age 15+.</text:span></text:p>
      <text:p text:style-name="P7"><text:span text:style-name="T8">Skills: </text:span><text:span text:style-name="T7">Choose three of the following skills as permanent class skills. If a skill you select is already a class skill, you receive a +1 competence bonus on checks using that skill. Decipher Script, Gather Information, Knowledge (arcane lore, art, behavioral sciences, earth and life sciences, history, physical sciences, tactics, or theology and philosophy), Research, or add a new Read/Write Language or a new Speak Language.</text:span></text:p>
      <text:p text:style-name="P7"><text:span text:style-name="T8">Bonus Feat: </text:span><text:span text:style-name="T7">Select either Arcane Skills or Educated.</text:span></text:p>
      <text:p text:style-name="P7"><text:span text:style-name="T8">Wealth Bonus: </text:span><text:span text:style-name="T7">+1.</text:span></text:p>
      <text:p text:style-name="P1"/>
      <text:p text:style-name="P7"><text:span text:style-name="T5">Squire</text:span></text:p>
      <text:p text:style-name="P7"><text:span text:style-name="T7">Squires serve as assistants to warriors in hopes of learning the skills they will need to be warriors themselves one day.</text:span></text:p>
      <text:p text:style-name="P7"><text:soft-page-break/><text:span text:style-name="T8">Prerequisite: </text:span><text:span text:style-name="T7">Strength 13 or Dexterity 13.</text:span></text:p>
      <text:p text:style-name="P7"><text:span text:style-name="T8">Skills: </text:span><text:span text:style-name="T7">Choose three of the following skills as permanent class skills. If a skill you select is already a class skill, you receive a +1 competence bonus on checks using that skill. Balance, Climb, Handle Animal, Jump, Ride, Tumble.</text:span></text:p>
      <text:p text:style-name="P7"><text:span text:style-name="T8">Bonus Feat: </text:span><text:span text:style-name="T7">Select either Archaic Weapons Proficiency or Armor Proficiency (light).</text:span></text:p>
      <text:p text:style-name="P7"><text:span text:style-name="T8">Wealth Bonus: </text:span><text:span text:style-name="T7">+1.</text:span></text:p>
      <text:h text:style-name="P13" text:outline-level="1"/>
      <text:h text:style-name="P11" text:outline-level="1"><text:span text:style-name="T11">FEATS</text:span></text:h>
      <text:h text:style-name="P12" text:outline-level="1"/>
      <text:h text:style-name="P11" text:outline-level="1"><text:span text:style-name="T6">NEW BONUS FEATS FOR ADVANCED CLASSES</text:span></text:h>
      <text:p text:style-name="P7"><text:span text:style-name="T8">The Mage </text:span><text:span text:style-name="T7">advanced class may consider Greater Spell Focus, Greater Spell Penetration, Spell Focus, Spell Penetration, and any of the metamagic feats as potential bonus feats.</text:span></text:p>
      <text:p text:style-name="P7"><text:span text:style-name="T8">The Acolyte </text:span><text:span text:style-name="T7">advanced class may consider Empower Turning, Extra Turning, Greater Spell Focus, Greater Spell Penetration, Improved Turning, Spell Focus, Spell Penetration, and any of the metamagic feats as potential bonus feats.</text:span></text:p>
      <text:p text:style-name="P7"><text:span text:style-name="T8">The Shadow Slayer </text:span><text:span text:style-name="T7">advanced class may consider Supernatural Strike as a potential bonus feat.</text:span></text:p>
      <text:p text:style-name="P7"><text:span text:style-name="T8">The Battle Mind</text:span><text:span text:style-name="T7"> and </text:span><text:span text:style-name="T8">Telepath</text:span><text:span text:style-name="T7"> advanced classes may take any metapsionic feat as a bonus feat, in addition to the bonus feats listed for those classes.</text:span></text:p>
      <text:p text:style-name="P3"/>
      <text:p text:style-name="P7"><text:span text:style-name="T5">INITIAL FEATS</text:span></text:p>
      <text:p text:style-name="P7"><text:span text:style-name="T7">Some feats are listed as “Initial” and may be taken only when the character begins play. They represent background and heritage, and as such cannot be gained after play begins.</text:span></text:p>
      <text:p text:style-name="P4"/>
      <text:p text:style-name="P7"><text:span text:style-name="T5">METAMAGIC FEATS</text:span></text:p>
      <text:p text:style-name="P7"><text:span text:style-name="T7">As a spellcaster’s knowledge of magic grows, he or she can learn to cast spells in ways slightly different from how the spells were originally designed or learned. For example, a spellcaster can learn to cast a spell without certain components, cast a spell for greater effect, or even cast a spell with nothing but a moment’s thought. Altering the casting and effect of a spell is accomplished using metamagic feats.</text:span></text:p>
      <text:p text:style-name="P7"><text:span text:style-name="T7">Spells improved with metamagic feats use up higher-level spell slots, as noted in Table: Metamagic Spell Level Adjustments.</text:span></text:p>
      <text:p text:style-name="P7"><text:span text:style-name="T7">Metamagic feats cannot be used for all spells. See the specific feat descriptions for the spells that a particular feat can’t modify.</text:span></text:p>
      <text:p text:style-name="P5"/>
      <text:h text:style-name="P15" text:outline-level="4"><text:soft-page-break/><text:span text:style-name="T2">Table: Metamagic Spell Level Adjustments</text:span></text:h>
      <table:table table:name="Table1" table:style-name="Table1">
        <table:table-column table:style-name="Table1.A"/>
        <table:table-column table:style-name="Table1.B"/>
        <table:table-row table:style-name="Table1.1">
          <table:table-cell table:style-name="Table1.A1" office:value-type="string">
            <text:p text:style-name="P8"><text:span text:style-name="T3">Empower Spell</text:span></text:p>
          </table:table-cell>
          <table:table-cell table:style-name="Table1.A1" office:value-type="string">
            <text:p text:style-name="P10"><text:span text:style-name="T3">+2</text:span></text:p>
          </table:table-cell>
        </table:table-row>
        <table:table-row table:style-name="Table1.1">
          <table:table-cell table:style-name="Table1.A2" office:value-type="string">
            <text:p text:style-name="P8"><text:span text:style-name="T3">Enlarge Spell</text:span></text:p>
          </table:table-cell>
          <table:table-cell table:style-name="Table1.A2" office:value-type="string">
            <text:p text:style-name="P10"><text:span text:style-name="T3">+1</text:span></text:p>
          </table:table-cell>
        </table:table-row>
        <table:table-row table:style-name="Table1.1">
          <table:table-cell table:style-name="Table1.A2" office:value-type="string">
            <text:p text:style-name="P7"><text:span text:style-name="T3">Eschew Materials</text:span></text:p>
          </table:table-cell>
          <table:table-cell table:style-name="Table1.A2" office:value-type="string">
            <text:p text:style-name="P9"><text:span text:style-name="T3">None</text:span></text:p>
          </table:table-cell>
        </table:table-row>
        <table:table-row table:style-name="Table1.1">
          <table:table-cell table:style-name="Table1.A2" office:value-type="string">
            <text:p text:style-name="P7"><text:span text:style-name="T3">Extend Spell</text:span></text:p>
          </table:table-cell>
          <table:table-cell table:style-name="Table1.A2" office:value-type="string">
            <text:p text:style-name="P9"><text:span text:style-name="T3">+1</text:span></text:p>
          </table:table-cell>
        </table:table-row>
        <table:table-row table:style-name="Table1.1">
          <table:table-cell table:style-name="Table1.A2" office:value-type="string">
            <text:p text:style-name="P7"><text:span text:style-name="T3">Heighten Spell</text:span></text:p>
          </table:table-cell>
          <table:table-cell table:style-name="Table1.A2" office:value-type="string">
            <text:p text:style-name="P9"><text:span text:style-name="T3">Special (see text)</text:span></text:p>
          </table:table-cell>
        </table:table-row>
        <table:table-row table:style-name="Table1.1">
          <table:table-cell table:style-name="Table1.A2" office:value-type="string">
            <text:p text:style-name="P7"><text:span text:style-name="T3">Nonlethal Spell</text:span></text:p>
          </table:table-cell>
          <table:table-cell table:style-name="Table1.A2" office:value-type="string">
            <text:p text:style-name="P9"><text:span text:style-name="T3">+1</text:span></text:p>
          </table:table-cell>
        </table:table-row>
        <table:table-row table:style-name="Table1.1">
          <table:table-cell table:style-name="Table1.A2" office:value-type="string">
            <text:p text:style-name="P7"><text:span text:style-name="T3">Reach Spell</text:span></text:p>
          </table:table-cell>
          <table:table-cell table:style-name="Table1.A2" office:value-type="string">
            <text:p text:style-name="P9"><text:span text:style-name="T3">+2</text:span></text:p>
          </table:table-cell>
        </table:table-row>
        <table:table-row table:style-name="Table1.1">
          <table:table-cell table:style-name="Table1.A2" office:value-type="string">
            <text:p text:style-name="P7"><text:span text:style-name="T3">Sacred Spell</text:span></text:p>
          </table:table-cell>
          <table:table-cell table:style-name="Table1.A2" office:value-type="string">
            <text:p text:style-name="P9"><text:span text:style-name="T3">+2</text:span></text:p>
          </table:table-cell>
        </table:table-row>
        <table:table-row table:style-name="Table1.1">
          <table:table-cell table:style-name="Table1.A2" office:value-type="string">
            <text:p text:style-name="P7"><text:span text:style-name="T3">Shadowbane Spell</text:span></text:p>
          </table:table-cell>
          <table:table-cell table:style-name="Table1.A2" office:value-type="string">
            <text:p text:style-name="P9"><text:span text:style-name="T3">+1</text:span></text:p>
          </table:table-cell>
        </table:table-row>
        <table:table-row table:style-name="Table1.1">
          <table:table-cell table:style-name="Table1.A2" office:value-type="string">
            <text:p text:style-name="P7"><text:span text:style-name="T3">Silent Spell</text:span></text:p>
          </table:table-cell>
          <table:table-cell table:style-name="Table1.A2" office:value-type="string">
            <text:p text:style-name="P9"><text:span text:style-name="T3">+1</text:span></text:p>
          </table:table-cell>
        </table:table-row>
        <table:table-row table:style-name="Table1.1">
          <table:table-cell table:style-name="Table1.A11" office:value-type="string">
            <text:p text:style-name="P8"><text:span text:style-name="T3">Still Spell</text:span></text:p>
          </table:table-cell>
          <table:table-cell table:style-name="Table1.A11" office:value-type="string">
            <text:p text:style-name="P10"><text:span text:style-name="T3">+1</text:span></text:p>
          </table:table-cell>
        </table:table-row>
      </table:table>
      <text:p text:style-name="P5"/>
      <text:h text:style-name="P18" text:outline-level="5"><text:span text:style-name="T8">Preparing and Casting Metamagic Spells</text:span></text:h>
      <text:p text:style-name="P7"><text:span text:style-name="T7">Some advanced classes must prepare their spells in advance. During preparation, members of these classes decide which spells to prepare with metamagic feats, remembering that any spell improved by a metamagic feat takes up a higher-level spell slot than normal.</text:span></text:p>
      <text:p text:style-name="P7"><text:span text:style-name="T7">Mystics cast spells at will from a limited list, as opposed to preparing them in advance. They can decide when they cast their spells whether to use metamagic feats to improve them.</text:span></text:p>
      <text:p text:style-name="P7"><text:span text:style-name="T7">As with other spellcasters, the improved spell uses up a higher-level spell slot. Because the Mystic has not prepared the spell in a metamagic form in advance, he must do so on the spot. The Mystic, therefore, must take more time to cast a metamagic spell (one improved by a metamagic feat) than a regular spell. If its normal casting time is an attack action, casting a metamagic spell is a full-round action for the Mystic. For spells with a longer casting time, it takes an extra full-round action to cast the spell.</text:span></text:p>
      <text:p text:style-name="P7"><text:span text:style-name="T7">Acolytes spontaneously casting </text:span><text:span text:style-name="T9">cure </text:span><text:span text:style-name="T7">or </text:span><text:span text:style-name="T9">inflict </text:span><text:span text:style-name="T7">spells can cast metamagic versions of them. Casting an attack action metamagic spell spontaneously is a full-round action, and spells with longer casting times take an extra full-round action to cast.</text:span></text:p>
      <text:p text:style-name="P7"><text:span text:style-name="T8">Incantations: </text:span><text:span text:style-name="T7">An incantation cannot be the subject of a metamagic feat.</text:span></text:p>
      <text:h text:style-name="P18" text:outline-level="5"><text:span text:style-name="T8">Effects of Metamagic Feats</text:span></text:h>
      <text:p text:style-name="P7"><text:span text:style-name="T7">In all ways, a metamagic spell operates at its original spell level even though it is prepared and cast as a higher-level spell. Saving throw modifications are not changed (unless stated otherwise in the feat description). The modifications made by these feats only apply to spells cast directly by the feat user. A spellcaster can’t use a metamagic feat to alter a spell cast from a wand, scroll, or other device.</text:span></text:p>
      <text:h text:style-name="P18" text:outline-level="5"><text:soft-page-break/><text:span text:style-name="T8">Maximize Spell and Quicken Spell Abilities</text:span></text:h>
      <text:p text:style-name="P7"><text:span text:style-name="T7">Some advanced classes have special class abilities that work like metamagic feats. For example, the Maximize Spell ability of the Mage and the Quicken Spell ability of the Techno Mage function as metamagic feats with regard to how they interact with other metamagic feats.</text:span></text:p>
      <text:h text:style-name="P18" text:outline-level="5"><text:span text:style-name="T8">Metamagic Magic Items</text:span></text:h>
      <text:p text:style-name="P7"><text:span text:style-name="T7">A character with the Brew Potion, Scribe Scroll, or Craft Wand class ability can store a metamagic spell in a potion, scroll, or wand, respectively. Level limits for potions and wands apply to the spell’s higher metamagic level. A character doesn’t need the metamagic feat to activate an item storing a metamagic spell.</text:span></text:p>
      <text:h text:style-name="P18" text:outline-level="5"><text:span text:style-name="T8">Multiple Metamagic Feats on a Spell</text:span></text:h>
      <text:p text:style-name="P7"><text:span text:style-name="T7">A spellcaster can use multiple metamagic feats on a single spell. Changes to its level are cumulative. </text:span></text:p>
      <text:h text:style-name="P18" text:outline-level="5"><text:span text:style-name="T8">Counterspelling Metamagic Spells</text:span></text:h>
      <text:p text:style-name="P7"><text:span text:style-name="T7">A spell enhanced by a metamagic feat does not affect its vulnerability to counterspelling or its ability to counterspell another spell.</text:span></text:p>
      <text:p text:style-name="P1"/>
      <text:p text:style-name="P7"><text:span text:style-name="T13">Psionic Feats</text:span></text:p>
      <text:p text:style-name="P7"><text:span text:style-name="T7">Some spell-related feats are equally applicable to psionics. The following psionic feats function as the named spell-related feats. Treat references to spells as powers within these descriptions, and references to caster level as manifester level.</text:span></text:p>
      <table:table table:name="Table2" table:style-name="Table2">
        <table:table-column table:style-name="Table2.A"/>
        <table:table-column table:style-name="Table2.B"/>
        <table:table-row table:style-name="Table2.1">
          <table:table-cell table:style-name="Table2.A1" office:value-type="string">
            <text:p text:style-name="P8"><text:span text:style-name="T3">Power Penetration </text:span></text:p>
          </table:table-cell>
          <table:table-cell table:style-name="Table2.A1" office:value-type="string">
            <text:p text:style-name="P8"><text:span text:style-name="T3">As Spell Penetration</text:span></text:p>
          </table:table-cell>
        </table:table-row>
        <table:table-row table:style-name="Table2.1">
          <table:table-cell table:style-name="Table2.A1" office:value-type="string">
            <text:p text:style-name="P8"><text:span text:style-name="T3">Power Focus </text:span></text:p>
          </table:table-cell>
          <table:table-cell table:style-name="Table2.A1" office:value-type="string">
            <text:p text:style-name="P8"><text:span text:style-name="T3">As Spell Focus</text:span></text:p>
          </table:table-cell>
        </table:table-row>
        <table:table-row table:style-name="Table2.1">
          <table:table-cell table:style-name="Table2.A1" office:value-type="string">
            <text:p text:style-name="P7"><text:span text:style-name="T3">Great Power Penetration </text:span></text:p>
          </table:table-cell>
          <table:table-cell table:style-name="Table2.A1" office:value-type="string">
            <text:p text:style-name="P7"><text:span text:style-name="T3">As Greater Spell Penetration</text:span></text:p>
          </table:table-cell>
        </table:table-row>
        <table:table-row table:style-name="Table2.1">
          <table:table-cell table:style-name="Table2.A1" office:value-type="string">
            <text:p text:style-name="P8"><text:span text:style-name="T3">Greater Power Focus </text:span></text:p>
          </table:table-cell>
          <table:table-cell table:style-name="Table2.A1" office:value-type="string">
            <text:p text:style-name="P8"><text:span text:style-name="T3">As Greater Spell Focus</text:span></text:p>
          </table:table-cell>
        </table:table-row>
      </table:table>
      <text:p text:style-name="P7"><text:span text:style-name="T7">Feats that require the choice of a school of spells would for its psionic equivalent require choosing an attribute (ability score), to the same overall effect. In addition, metapsionic feats function in much the same way as metamagic feats. However, they require the additional expenditure of power points (as opposed to increased spell levels) and as a result are presented here.</text:span></text:p>
      <text:p text:style-name="P1"/>
      <text:p text:style-name="P7"><text:span text:style-name="T13">Metapsionic Feats</text:span></text:p>
      <text:p text:style-name="P7"><text:span text:style-name="T5">Metapsionic feats are to psionics as metamagic feats are to spells. </text:span><text:span text:style-name="T7">Metapsionic feats allow a psionic character to enhance the manifestation of a regular power. Using a metapsionic feat doesn’t take any longer but does increase the total power point cost to manifest the power.</text:span></text:p>
      <text:p text:style-name="P7"><text:span text:style-name="T7">A psionic character can use multiple metapsionic feats on a power, and the extra power point cost is cumulative, but a power altered by metapsionic feats can never cost more power points than the manifester’s level minus one (minimum 1). </text:span></text:p>
      <text:p text:style-name="P7"><text:span text:style-name="T7">With the proper item creation feat, you can store a power enhanced by a metapsionic feat in an item, such as a psionic tattoo.</text:span></text:p>
      <text:p text:style-name="P4"><text:soft-page-break/></text:p>
      <text:p text:style-name="P4"/>
      <text:h text:style-name="P16" text:outline-level="6"><text:span text:style-name="T12">FEAT DESCRIPTIONS</text:span></text:h>
      <text:p text:style-name="P7"><text:span text:style-name="T7">New feats are described below.</text:span></text:p>
      <text:p text:style-name="P1"/>
      <text:p text:style-name="P7"><text:span text:style-name="T5">ARCANE SKILLS</text:span></text:p>
      <text:p text:style-name="P7"><text:span text:style-name="T7">You have access to arcane skills.</text:span></text:p>
      <text:p text:style-name="P7"><text:span text:style-name="T8">Benefit: </text:span><text:span text:style-name="T7">The character gains the following class skills, as described under the Mage advanced class: Concentration, Craft (chemical), and Spellcraft. Further, the character gains Use Magic Device as a class skill, as described under the Occultist advanced class.</text:span></text:p>
      <text:p text:style-name="P7"><text:span text:style-name="T7">This feat does not in and of itself grant spellcasting ability.</text:span></text:p>
      <text:p text:style-name="P7"><text:span text:style-name="T8">Normal: </text:span><text:span text:style-name="T7">Arcane skills are special class skills available to the Acolyte, Occultist, Mage, Mystic, and Techno Mage advanced classes. Other classes may not buy ranks in these skills without this feat.</text:span></text:p>
      <text:p text:style-name="P1"/>
      <text:p text:style-name="P7"><text:span text:style-name="T5">DELAY POWER</text:span><text:span text:style-name="T7"> [METAPSIONIC]</text:span></text:p>
      <text:p text:style-name="P7"><text:span text:style-name="T7">You can manifest powers that trigger a set duration after manifestation.</text:span></text:p>
      <text:p text:style-name="P7"><text:span text:style-name="T8">Benefit: </text:span><text:span text:style-name="T7">A delayed power doesn’t activate until 1 to 5 rounds after you finish manifesting it. You determine the delay when manifesting the power, and it cannot be changed once set. The power activates just before your turn on the round you designate. Only area, personal, and touch powers may be affected by this feat. Any decisions you would make about the power (including attack rolls, designating targets, or determining or shaping an area) are decided when the power is manifested, while any effects resolved by those affected by the power (including saving throws) are decided when the power triggers. A delayed power may be negated normally during the delay, and can be detected normally in the area or on the target with powers that can detect psionic effects. A delayed power costs a number of power points equal to its standard cost +6.</text:span></text:p>
      <text:p text:style-name="P1"/>
      <text:h text:style-name="P14" text:outline-level="2"><text:span text:style-name="T6">DIVINE HERITAGE </text:span><text:span text:style-name="T10">[INITIAL]</text:span></text:h>
      <text:p text:style-name="P7"><text:span text:style-name="T7">You have divine spellcasting abilities in your background, such as a saint in your family tree, or you have had a divine experience, revelation, or epiphany which has left you with modest divine abilities.</text:span></text:p>
      <text:p text:style-name="P7"><text:span text:style-name="T8">Prerequisite: </text:span><text:span text:style-name="T7">Wisdom 10.</text:span></text:p>
      <text:p text:style-name="P7"><text:span text:style-name="T8">Benefit: </text:span><text:span text:style-name="T7">Choose three 0-level divine spells (“orisons”). You may cast each of these spells once per day per your divine spellcasting level (minimum 1).</text:span></text:p>
      <text:p text:style-name="P7"><text:span text:style-name="T8">Special: </text:span><text:span text:style-name="T7">You may only take this feat as a 1st-level character.</text:span></text:p>
      <text:p text:style-name="P1"/>
      <text:p text:style-name="P7"><text:soft-page-break/><text:span text:style-name="T5">EMPOWER SPELL </text:span><text:span text:style-name="T7">[METAMAGIC]</text:span></text:p>
      <text:p text:style-name="P7"><text:span text:style-name="T7">You can cast spells to greater effect.</text:span></text:p>
      <text:p text:style-name="P7"><text:span text:style-name="T8">Benefit: </text:span><text:span text:style-name="T7">All variable, numeric effects of an empowered spell are increased by one-half. An empowered spell deals half again as much damage as normal, cures half again as many hit points, affects half again as many targets, and so forth, as appropriate. For example, an empowered </text:span><text:span text:style-name="T9">magic missile </text:span><text:span text:style-name="T7">deals 1 1/2 times normal damage (roll 1d4+1 and multiply the result by 1.5 for each missile). Saving throws and opposed rolls (such as the one you make when you cast </text:span><text:span text:style-name="T9">dispel magic</text:span><text:span text:style-name="T7">) are not affected. Spells without random variables are not affected.</text:span></text:p>
      <text:p text:style-name="P7"><text:span text:style-name="T7">An empowered spell uses up a spell slot two levels higher than the spell’s actual level.</text:span></text:p>
      <text:p text:style-name="P1"/>
      <text:p text:style-name="P7"><text:span text:style-name="T5">EMPOWER TURNING</text:span></text:p>
      <text:p text:style-name="P7"><text:span text:style-name="T7">You can turn or rebuke (or awe or command) more creatures with a single turning check.</text:span></text:p>
      <text:p text:style-name="P7"><text:span text:style-name="T8">Prerequisite: </text:span><text:span text:style-name="T7">Ability to turn or rebuke one or more creature types, Charisma 13.</text:span></text:p>
      <text:p text:style-name="P7"><text:span text:style-name="T8">Benefit: </text:span><text:span text:style-name="T7">If you take a –2 penalty on your roll to turn or rebuke (or awe or command) a group of creatures, you can add +2d6 to your turning damage roll.</text:span></text:p>
      <text:p text:style-name="P5"/>
      <text:p text:style-name="P7"><text:span text:style-name="T5">ENLARGE POWER </text:span><text:span text:style-name="T7">[METAPSIONIC]</text:span></text:p>
      <text:p text:style-name="P7"><text:span text:style-name="T7">You can manifest powers farther than normal.</text:span></text:p>
      <text:p text:style-name="P7"><text:span text:style-name="T8">Benefit: </text:span><text:span text:style-name="T7">An enlarged power has its range doubled. Powers whose ranges are not defined by distance do not have their ranges increased. Determine an enlarged power’s area or effect as if you were two manifester levels higher than you actually are. An enlarged power costs a number of power points equal to its standard cost +2.</text:span></text:p>
      <text:p text:style-name="P1"/>
      <text:p text:style-name="P7"><text:span text:style-name="T5">ENLARGE SPELL </text:span><text:span text:style-name="T7">[METAMAGIC]</text:span></text:p>
      <text:p text:style-name="P7"><text:span text:style-name="T7">You can cast spells farther than normal.</text:span></text:p>
      <text:p text:style-name="P7"><text:span text:style-name="T8">Benefit: </text:span><text:span text:style-name="T7">An enlarged spell has its range doubled. Spells whose ranges are not defined by distance do not have their ranges increased. A spell whose area or effect is determined by its range (such as </text:span><text:span text:style-name="T9">bless </text:span><text:span text:style-name="T7">or a cone spell) has the dimensions of its area or effect increased proportionally.</text:span></text:p>
      <text:p text:style-name="P7"><text:span text:style-name="T7">An enlarged spell uses up a spell slot one level higher than the spell’s actual level.</text:span></text:p>
      <text:p text:style-name="P1"/>
      <text:p text:style-name="P7"><text:span text:style-name="T5">ESCHEW MATERIALS </text:span><text:span text:style-name="T7">[METAMAGIC]</text:span></text:p>
      <text:p text:style-name="P7"><text:span text:style-name="T7">You can cast spells without relying on material components.</text:span></text:p>
      <text:p text:style-name="P7"><text:soft-page-break/><text:span text:style-name="T8">Benefit: </text:span><text:span text:style-name="T7">An eschewed spell can be cast with no material components. Spells without material components or whose material components have a Purchase DC of 4 or greater are not affected by this feat.</text:span></text:p>
      <text:p text:style-name="P7"><text:span text:style-name="T7">An eschewed spell uses up a spell slot of the spell’s normal level, modified by any other metamagic feats.</text:span></text:p>
      <text:p text:style-name="P1"/>
      <text:p text:style-name="P7"><text:span text:style-name="T5">EXTEND POWER </text:span><text:span text:style-name="T7">[METAPSIONIC]</text:span></text:p>
      <text:p text:style-name="P7"><text:span text:style-name="T7">You can manifest powers that last longer than normal.</text:span></text:p>
      <text:p text:style-name="P7"><text:span text:style-name="T8">Benefit: </text:span><text:span text:style-name="T7">An extended power lasts twice as long as normal. Powers with a concentration, instantaneous, or permanent duration are not extended. An extended power costs a number of power points equal to its standard cost +2.</text:span></text:p>
      <text:p text:style-name="P1"/>
      <text:p text:style-name="P7"><text:span text:style-name="T5">EXTEND SPELL </text:span><text:span text:style-name="T7">[METAMAGIC]</text:span></text:p>
      <text:p text:style-name="P7"><text:span text:style-name="T7">You can cast spells that last longer than normal.</text:span></text:p>
      <text:p text:style-name="P7"><text:span text:style-name="T8">Benefit: </text:span><text:span text:style-name="T7">An extended spell lasts twice as long as normal. Spells with a concentration, instantaneous, or permanent duration are not affected by this feat.</text:span></text:p>
      <text:p text:style-name="P7"><text:span text:style-name="T7">An extended spell uses up a spell slot one level higher than the spell’s actual level.</text:span></text:p>
      <text:p text:style-name="P1"/>
      <text:p text:style-name="P7"><text:span text:style-name="T5">EXTRA TURNING</text:span></text:p>
      <text:p text:style-name="P7"><text:span text:style-name="T7">You can turn or rebuke a creature type more often than normal.</text:span></text:p>
      <text:p text:style-name="P7"><text:span text:style-name="T8">Prerequisites: </text:span><text:span text:style-name="T7">Ability to turn or rebuke one or more creature types.</text:span></text:p>
      <text:p text:style-name="P7"><text:span text:style-name="T8">Benefit: </text:span><text:span text:style-name="T7">Each time you take this feat, you can turn or rebuke a particular creature type four more times per day than normal.</text:span></text:p>
      <text:p text:style-name="P7"><text:span text:style-name="T8">Normal: </text:span><text:span text:style-name="T7">Without this feat, a character can typically turn or rebuke a creature type (usually undead) a number of times per day equal to three plus his Charisma modifier.</text:span></text:p>
      <text:p text:style-name="P7"><text:span text:style-name="T8">Special: </text:span><text:span text:style-name="T7">You can gain this feat multiple times. Each time you take the feat, you may apply its effects to one creature type you can turn or rebuke. Its effects stack.</text:span></text:p>
      <text:p text:style-name="P1"/>
      <text:p text:style-name="P7"><text:span text:style-name="T5">FLEET OF FOOT</text:span></text:p>
      <text:p text:style-name="P7"><text:span text:style-name="T7">You can turn corners without losing momentum.</text:span></text:p>
      <text:p text:style-name="P7"><text:soft-page-break/><text:span text:style-name="T8">Prerequisite</text:span><text:span text:style-name="T7">: Run.</text:span></text:p>
      <text:p text:style-name="P7"><text:span text:style-name="T8">Benefit: </text:span><text:span text:style-name="T7">When running or charging, you can make a single direction change of 90 degrees or less. You cannot use this feat while wearing medium or heavy armor, or if you’re carrying a medium or heavy load.</text:span></text:p>
      <text:p text:style-name="P7"><text:span text:style-name="T8">Normal: </text:span><text:span text:style-name="T7">Without this feat, you can run or charge only in a straight line.</text:span></text:p>
      <text:p text:style-name="P1"/>
      <text:p text:style-name="P7"><text:span text:style-name="T5">GREATER SPELL FOCUS</text:span></text:p>
      <text:p text:style-name="P7"><text:span text:style-name="T7">Choose a school of magic, such as Evocation or Illusion, for which you have already selected the Spell Focus feat. Your spells of that school are even more potent than normal.</text:span></text:p>
      <text:p text:style-name="P7"><text:span text:style-name="T8">Prerequisites: </text:span><text:span text:style-name="T7">Spell Focus, caster level 6.</text:span></text:p>
      <text:p text:style-name="P7"><text:span text:style-name="T8">Benefit: </text:span><text:span text:style-name="T7">Add +2 to the Difficulty Class for all saving throws against spells from the focused school of magic you select. This overlaps (does not stack) with the bonus from Spell Focus (see below).</text:span></text:p>
      <text:p text:style-name="P7"><text:span text:style-name="T8">Special: </text:span><text:span text:style-name="T7">You can gain this feat multiple times. Its effects do not stack with itself. Each time you take the feat, it applies to a new school of magic.</text:span></text:p>
      <text:p text:style-name="P1"/>
      <text:p text:style-name="P7"><text:span text:style-name="T5">GREATER SPELL PENETRATION</text:span></text:p>
      <text:p text:style-name="P7"><text:span text:style-name="T7">Your spells are remarkably potent, breaking through spell resistance more readily than normal.</text:span></text:p>
      <text:p text:style-name="P7"><text:span text:style-name="T8">Prerequisites: </text:span><text:span text:style-name="T7">Spell Penetration.</text:span></text:p>
      <text:p text:style-name="P7"><text:span text:style-name="T8">Benefit: </text:span><text:span text:style-name="T7">You get a +4 bonus on caster level checks (1d20 + caster level) to beat a creature’s spell resistance. This overlaps (does not stack) with the bonus from Spell Penetration (see below).</text:span></text:p>
      <text:p text:style-name="P1"/>
      <text:p text:style-name="P7"><text:span text:style-name="T5">HEIGHTEN POWER </text:span><text:span text:style-name="T7">[METAPSIONIC]</text:span></text:p>
      <text:p text:style-name="P7"><text:span text:style-name="T7">You can manifest a power as if it were a higher level than it actually is.</text:span></text:p>
      <text:p text:style-name="P7"><text:span text:style-name="T8">Benefit: </text:span><text:span text:style-name="T7">A heightened power has a higher psionic power level than normal. Unlike other metapsionic feats, Heighten Power actually increases the effective level of the power that it modifies. All effects dependent on power level (such as saving throw DCs) are calculated according to the heightened level. The heightened power costs as many power points as a power of its effective level.</text:span></text:p>
      <text:p text:style-name="P1"/>
      <text:p text:style-name="P7"><text:span text:style-name="T5">HEIGHTEN SPELL </text:span><text:span text:style-name="T7">[METAMAGIC]</text:span></text:p>
      <text:p text:style-name="P7"><text:span text:style-name="T7">You can cast a spell as if it were a higher level than it actually is.</text:span></text:p>
      <text:p text:style-name="P7"><text:soft-page-break/><text:span text:style-name="T8">Benefit: </text:span><text:span text:style-name="T7">A heightened spell has a higher spell level than normal. Unlike other metamagic feats, Heighten Spell actually increases the effective level of the spell that it modifies. All effects dependent on spell level (such as saving throw DCs) are calculated according to the heightened level. The heightened spell is as difficult to prepare and cast as a spell of its effective level.</text:span></text:p>
      <text:p text:style-name="P2"/>
      <text:p text:style-name="P7"><text:span text:style-name="T5">HIDE POWER </text:span><text:span text:style-name="T7">[METAPSIONIC]</text:span></text:p>
      <text:p text:style-name="P7"><text:span text:style-name="T7">You can manifest powers without a telltale display.</text:span></text:p>
      <text:p text:style-name="P7"><text:span text:style-name="T8">Benefit: </text:span><text:span text:style-name="T7">A psionic power can be manifested without one associated display characteristic chosen by you when you take the feat: auditory, material, mental, olfactory, or visual.</text:span></text:p>
      <text:p text:style-name="P7"><text:span text:style-name="T7">The hidden power costs a number of power points equal to the standard cost +2.</text:span></text:p>
      <text:p text:style-name="P7"><text:span text:style-name="T8">Special: </text:span><text:span text:style-name="T7">You can take this feat multiple times, each time choosing a different display characteristic to hide while manifesting a given power.</text:span></text:p>
      <text:p text:style-name="P6"/>
      <text:p text:style-name="P7"><text:span text:style-name="T5">IMPROVED GRAPPLE</text:span></text:p>
      <text:p text:style-name="P7"><text:span text:style-name="T7">You are skilled at grappling opponents.</text:span></text:p>
      <text:p text:style-name="P7"><text:span text:style-name="T8">Prerequisites: </text:span><text:span text:style-name="T7">Brawl, Dexterity 13.</text:span></text:p>
      <text:p text:style-name="P7"><text:span text:style-name="T8">Benefit: </text:span><text:span text:style-name="T7">You do not provoke an attack of opportunity when you make a touch attack to start a grapple. You also gain a +4 competence bonus on all grapple checks (regardless of whether you started the grapple).</text:span></text:p>
      <text:p text:style-name="P7"><text:span text:style-name="T8">Normal: </text:span><text:span text:style-name="T7">Characters without this feat provoke an attack of opportunity when they initiate a grapple.</text:span></text:p>
      <text:p text:style-name="P1"/>
      <text:p text:style-name="P7"><text:span text:style-name="T5">IMPROVED OVERRUN</text:span></text:p>
      <text:p text:style-name="P7"><text:span text:style-name="T7">You are skilled at knocking down opponents.</text:span></text:p>
      <text:p text:style-name="P7"><text:span text:style-name="T8">Prerequisites: </text:span><text:span text:style-name="T7">Power Attack, Strength 13.</text:span></text:p>
      <text:p text:style-name="P7"><text:span text:style-name="T8">Benefit: </text:span><text:span text:style-name="T7">When you attempt to overrun an opponent, the target may not choose to avoid you. You also gain a +4 competence bonus on the Strength check to knock down your opponent.</text:span></text:p>
      <text:p text:style-name="P7"><text:span text:style-name="T8">Normal: </text:span><text:span text:style-name="T7">Without this feat, the target of an overrun can choose to avoid you or to block you.</text:span></text:p>
      <text:p text:style-name="P1"/>
      <text:p text:style-name="P7"><text:span text:style-name="T5">IMPROVED NATURAL HEALING</text:span></text:p>
      <text:p text:style-name="P7"><text:soft-page-break/><text:span text:style-name="T7">You recover from wounds and injury faster than normal.</text:span></text:p>
      <text:p text:style-name="P7"><text:span text:style-name="T8">Prerequisite: </text:span><text:span text:style-name="T7">Base Fortitude save bonus +5.</text:span></text:p>
      <text:p text:style-name="P7"><text:span text:style-name="T8">Benefit: </text:span><text:span text:style-name="T7">You recover 2 hit points per character level per rest period (8 hours of sleep). If you undergo complete bed rest (doing nothing for the entire day), you recover 4 hit points per character level per day. Ability damage returns at 2 points for resting 8 hours, or 4 points per day with complete bed rest.</text:span></text:p>
      <text:p text:style-name="P7"><text:span text:style-name="T8">Normal</text:span><text:span text:style-name="T7">: Normal natural healing is 1 hit point per character level for 8 hours rest, or 2 hit points per character level per day for complete bed rest. Ability damage returns at 1 point for 8 hours rest, or 2 points per day with complete bed rest.</text:span></text:p>
      <text:p text:style-name="P1"/>
      <text:p text:style-name="P7"><text:span text:style-name="T5">IMPROVED TURNING</text:span></text:p>
      <text:p text:style-name="P7"><text:span text:style-name="T7">Your turning or rebuke attempts are more powerful than normal.</text:span></text:p>
      <text:p text:style-name="P7"><text:span text:style-name="T8">Prerequisites: </text:span><text:span text:style-name="T7">Ability to turn or rebuke a creature type.</text:span></text:p>
      <text:p text:style-name="P7"><text:span text:style-name="T8">Benefit: </text:span><text:span text:style-name="T7">You gain a +2 bonus on your turning checks. This feat may be taken multiple times, though each time must be applied to a different creature type which you may normally turn.</text:span></text:p>
      <text:p text:style-name="P1"/>
      <text:p text:style-name="P7"><text:span text:style-name="T5">JACK OF ALL TRADES</text:span></text:p>
      <text:p text:style-name="P7"><text:span text:style-name="T7">You have an amateur’s knowledge of all skills, even ones that require training.</text:span></text:p>
      <text:p text:style-name="P7"><text:span text:style-name="T8">Prerequisite: </text:span><text:span text:style-name="T7">Character level 8.</text:span></text:p>
      <text:p text:style-name="P7"><text:span text:style-name="T8">Benefit: </text:span><text:span text:style-name="T7">You may use any skill untrained, including arcane and psionic skills. You cannot, however, gain ranks in a skill unless you are normally allowed to gain ranks in the skill.</text:span></text:p>
      <text:p text:style-name="P1"/>
      <text:p text:style-name="P7"><text:span text:style-name="T5">MAGICAL AFFINITY</text:span></text:p>
      <text:p text:style-name="P7"><text:span text:style-name="T7">You have a knack for magical endeavors.</text:span></text:p>
      <text:p text:style-name="P7"><text:span text:style-name="T8">Benefit: </text:span><text:span text:style-name="T7">You gain a +2 bonus on all Spellcraft checks and Use Magic Device checks.</text:span></text:p>
      <text:p text:style-name="P1"/>
      <text:p text:style-name="P7"><text:span text:style-name="T5">MAGICAL HERITAGE </text:span><text:span text:style-name="T7">[INITIAL]</text:span></text:p>
      <text:p text:style-name="P7"><text:span text:style-name="T7">You have magical ability in your background, such as a sorcerer in your bloodline, or you gained access to magic at a particularly young age (by discovering a spellbook in your attic, for example). As a result, you mastered some basic spellcasting.</text:span></text:p>
      <text:p text:style-name="P7"><text:soft-page-break/><text:span text:style-name="T8">Prerequisite: </text:span><text:span text:style-name="T7">Intelligence 10.</text:span></text:p>
      <text:p text:style-name="P7"><text:span text:style-name="T8">Benefit: </text:span><text:span text:style-name="T7">Choose three 0-level arcane spells (“cantrips”). You may cast each of these spells once per day per your arcane spellcasting level (minimum 1). You are treated as a Mage for purposes of arcane spell failure chance when you are wearing armor.</text:span></text:p>
      <text:p text:style-name="P7"><text:span text:style-name="T8">Special: </text:span><text:span text:style-name="T7">You may only take this feat as a 1st-level character.</text:span></text:p>
      <text:p text:style-name="P1"/>
      <text:p text:style-name="P7"><text:span text:style-name="T5">NONLETHAL SPELL </text:span><text:span text:style-name="T7">[METAMAGIC]</text:span></text:p>
      <text:p text:style-name="P7"><text:span text:style-name="T7">You can modify a spell to deal nonlethal instead of lethal damage.</text:span></text:p>
      <text:p text:style-name="P7"><text:span text:style-name="T8">Benefit: </text:span><text:span text:style-name="T7">You may modify a spell that deals lethal damage to deal nonlethal damage instead. All other effects of the spell remain normal (for example, a nonlethal </text:span><text:span text:style-name="T9">fireball </text:span><text:span text:style-name="T7">may still set flammable objects ablaze).</text:span></text:p>
      <text:p text:style-name="P7"><text:span text:style-name="T7">A nonlethal spell uses up a spell slot one level higher than the spell’s actual level.</text:span></text:p>
      <text:p text:style-name="P1"/>
      <text:p text:style-name="P7"><text:span text:style-name="T5">PERSISTENT POWER </text:span><text:span text:style-name="T7">[METAPSIONIC]</text:span></text:p>
      <text:p text:style-name="P7"><text:span text:style-name="T7">You make one of your powers last all day.</text:span></text:p>
      <text:p text:style-name="P7"><text:span text:style-name="T8">Prerequisite: </text:span><text:span text:style-name="T7">Extend Power.</text:span></text:p>
      <text:p text:style-name="P7"><text:span text:style-name="T8">Benefit: </text:span><text:span text:style-name="T7">A persistent power has a duration of 24 hours. The persistent power must have a personal range or a fixed range; you can’t use this feat on a power with a variable range, or on a power with an instantaneous duration. Note that you must concentrate on some powers to use their effects (for example, </text:span><text:span text:style-name="T9">detect psionics </text:span><text:span text:style-name="T7">and </text:span><text:span text:style-name="T9">detect thoughts</text:span><text:span text:style-name="T7">); concentration on such a power is an attack or move action that does not provoke an attack of opportunity. A persistent power costs a number of power points equal to its standard cost +8.</text:span></text:p>
      <text:p text:style-name="P1"/>
      <text:p text:style-name="P7"><text:span text:style-name="T5">POWER CRIT</text:span></text:p>
      <text:p text:style-name="P7"><text:span text:style-name="T7">You may threaten a critical hit if you succeed in hitting an opponent.</text:span></text:p>
      <text:p text:style-name="P7"><text:span text:style-name="T8">Prerequisite: </text:span><text:span text:style-name="T7">Base attack bonus +10, proficiency with weapon.</text:span></text:p>
      <text:p text:style-name="P7"><text:span text:style-name="T8">Benefit: </text:span><text:span text:style-name="T7">You may spend an action point before making an attack with a weapon with which you are proficient. If the attack hits, it automatically threatens a critical hit (regardless of whether the attack roll falls within the weapon’s actual threat range). You must roll to confirm the critical hit, as normal. This is a supernatural ability.</text:span></text:p>
      <text:p text:style-name="P7"><text:span text:style-name="T8">Normal: </text:span><text:span text:style-name="T7">You must roll in the threat range of a weapon, then confirm that threat to score a critical hit.</text:span></text:p>
      <text:p text:style-name="P1"/>
      <text:p text:style-name="P7"><text:span text:style-name="T5">PRECISE STRIKE</text:span></text:p>
      <text:p text:style-name="P7"><text:soft-page-break/><text:span text:style-name="T7">Your strikes against an opponent are treated as touch attacks.</text:span></text:p>
      <text:p text:style-name="P7"><text:span text:style-name="T8">Prerequisite: </text:span><text:span text:style-name="T7">Base attack bonus +5.</text:span></text:p>
      <text:p text:style-name="P7"><text:span text:style-name="T8">Benefit: </text:span><text:span text:style-name="T7">Before making an attack on your turn, choose a single opponent and spend an action point. Until the beginning of your next turn, any attacks you make against that opponent use that opponent’s touch Defense instead of the opponent’s normal Defense.</text:span></text:p>
      <text:p text:style-name="P1"/>
      <text:p text:style-name="P7"><text:span text:style-name="T5">PSIONIC SKILLS</text:span></text:p>
      <text:p text:style-name="P7"><text:span text:style-name="T7">You have access to psionic skills. Check with your GM to make sure he or she allows psionics in the campaign. You must have the GM’s permission to choose this feat.</text:span></text:p>
      <text:p text:style-name="P7"><text:span text:style-name="T8">Benefit: </text:span><text:span text:style-name="T7">The character gains the following class skills, as described under the Telepath advanced class: Autohypnosis, Concentration, and Psicraft. This feat does not in and of itself grant psionic ability.</text:span></text:p>
      <text:p text:style-name="P7"><text:span text:style-name="T8">Normal: </text:span><text:span text:style-name="T7">Psionic skills are special skills available to the Telepath and Battle Mind advanced classes. Other classes may not buy ranks in these skills without this feat.</text:span></text:p>
      <text:p text:style-name="P1"/>
      <text:p text:style-name="P7"><text:span text:style-name="T5">QUICKEN POWER </text:span><text:span text:style-name="T7">[METAPSIONIC]</text:span></text:p>
      <text:p text:style-name="P7"><text:span text:style-name="T7">You can manifest powers as free actions with but a moment’s thought.</text:span></text:p>
      <text:p text:style-name="P7"><text:span text:style-name="T8">Benefit: </text:span><text:span text:style-name="T7">You can perform another action, even manifest another power, in the same round as you manifest a quickened power. You may only manifest one quickened power per round. A power whose manifesting time is more than 1 full round cannot be quickened.</text:span></text:p>
      <text:p text:style-name="P7"><text:span text:style-name="T7">A quickened power does not provoke an attack of opportunity. </text:span></text:p>
      <text:p text:style-name="P7"><text:span text:style-name="T7">The quickened power costs a number of power points equal to its standard cost +8.</text:span></text:p>
      <text:p text:style-name="P1"/>
      <text:h text:style-name="P14" text:outline-level="2"><text:span text:style-name="T6">REACH SPELL </text:span><text:span text:style-name="T10">[METAMAGIC]</text:span></text:h>
      <text:p text:style-name="P7"><text:span text:style-name="T7">You can cast touch spells without touching the spell recipient.</text:span></text:p>
      <text:p text:style-name="P7"><text:span text:style-name="T8">Benefit: </text:span><text:span text:style-name="T7">You may cast a spell that normally has a range of “touch” at any distance up to 30 feet. You must succeed at a ranged touch attack to cast the spell upon the recipient. A reach spell uses up a spell slot two levels higher than the spell’s actual level.</text:span></text:p>
      <text:p text:style-name="P1"/>
      <text:p text:style-name="P7"><text:span text:style-name="T5">SACRED SPELL </text:span><text:span text:style-name="T7">[METAMAGIC]</text:span></text:p>
      <text:p text:style-name="P7"><text:span text:style-name="T7">You can cast spells imbued with divine energy.</text:span></text:p>
      <text:p text:style-name="P7"><text:soft-page-break/><text:span text:style-name="T8">Benefit: </text:span><text:span text:style-name="T7">Half of the damage dealt by a sacred spell is converted into divine energy, and as such is not prevented by abilities or spells that reduce or prevent damage from a particular type of energy. For example, half the damage from a sacred </text:span><text:span text:style-name="T9">flaming wrath </text:span><text:span text:style-name="T7">spell would not be negated by fire resistance or fire immunity. Only divine spells that deal damage may be made into sacred spells.</text:span></text:p>
      <text:p text:style-name="P7"><text:span text:style-name="T7">A sacred spell uses up a spell slot two levels higher than the spell’s actual level.</text:span></text:p>
      <text:p text:style-name="P1"/>
      <text:p text:style-name="P7"><text:span text:style-name="T5">SHADOWBANE SPELL </text:span><text:span text:style-name="T7">[METAMAGIC]</text:span></text:p>
      <text:p text:style-name="P7"><text:span text:style-name="T7">Your spells are more effective against creatures of Shadow.</text:span></text:p>
      <text:p text:style-name="P7"><text:span text:style-name="T8">Benefit: </text:span><text:span text:style-name="T7">Creatures of Shadow and characters with shadowblood (humans of shadow heritage, or elves and dwarves, for example) take a –4 penalty on the spell’s saving throw.</text:span></text:p>
      <text:p text:style-name="P7"><text:span text:style-name="T7">This feat cannot improve spells that do not allow saves.</text:span></text:p>
      <text:p text:style-name="P7"><text:span text:style-name="T7">A shadowbane spell uses up a spell slot one level higher than the spell’s actual level.</text:span></text:p>
      <text:p text:style-name="P1"/>
      <text:p text:style-name="P7"><text:span text:style-name="T5">SHADOW HERITAGE </text:span><text:span text:style-name="T7">[INITIAL]</text:span></text:p>
      <text:p text:style-name="P7"><text:span text:style-name="T7">You have a creature of Shadow in your distant ancestry. The exact nature of that shadowblood is immaterial (though it may be a source of adventure), as the overpowering human genetic tide has reduced its special abilities to a few salient features.</text:span></text:p>
      <text:p text:style-name="P7"><text:span text:style-name="T8">Benefit: </text:span><text:span text:style-name="T7">You gain a +1 inherent bonus on one saving throw of your choice. You also gain low-light vision, which allows you to see twice as far as a normal human in starlight, moonlight, torchlight, and similar conditions of poor illumination. You retain the ability to distinguish color and detail under these conditions.</text:span></text:p>
      <text:p text:style-name="P7"><text:span text:style-name="T8">Special: </text:span><text:span text:style-name="T7">You may only take this feat as a 1st-level character.</text:span></text:p>
      <text:p text:style-name="P1"/>
      <text:p text:style-name="P7"><text:span text:style-name="T5">SIGNATURE SPELL</text:span></text:p>
      <text:p text:style-name="P7"><text:span text:style-name="T7">You are so familiar with a mastered spell that you can spontaneously cast it, converting other prepared spells into that spell.</text:span></text:p>
      <text:p text:style-name="P7"><text:span text:style-name="T8">Prerequisite: </text:span><text:span text:style-name="T7">Spell Mastery ability.</text:span></text:p>
      <text:p text:style-name="P7"><text:span text:style-name="T8">Benefit: </text:span><text:span text:style-name="T7">Each time you take this feat, choose a spell that you have mastered with Spell Mastery. You may now convert prepared arcane spells of that spell’s level or higher into this signature spell, just as an Acolyte of good allegiance may spontaneously cast prepared spells as </text:span><text:span text:style-name="T9">cure </text:span><text:span text:style-name="T7">spells.</text:span></text:p>
      <text:p text:style-name="P7"><text:span text:style-name="T8">Special: </text:span><text:span text:style-name="T7">You may gain this feat multiple times. Each time you take the feat, it applies to a new spell that meets the prerequisites.</text:span></text:p>
      <text:p text:style-name="P1"/>
      <text:p text:style-name="P7"><text:span text:style-name="T5">SILENT SPELL </text:span><text:span text:style-name="T7">[METAMAGIC]</text:span></text:p>
      <text:p text:style-name="P7"><text:soft-page-break/><text:span text:style-name="T7">You can cast spells silently.</text:span></text:p>
      <text:p text:style-name="P7"><text:span text:style-name="T8">Benefit: </text:span><text:span text:style-name="T7">A silent spell can be cast with no verbal components. Spells without verbal components are not affected. A silent spell uses up a spell slot one level higher than the spell’s actual level.</text:span></text:p>
      <text:p text:style-name="P1"/>
      <text:p text:style-name="P7"><text:span text:style-name="T5">SPELL FOCUS</text:span></text:p>
      <text:p text:style-name="P7"><text:span text:style-name="T7">Choose a school of magic, such as Evocation or Illusion. Your spells of that school are more potent than normal.</text:span></text:p>
      <text:p text:style-name="P7"><text:span text:style-name="T8">Benefit: </text:span><text:span text:style-name="T7">Add +1 to the Difficulty Class for all saving throws against spells from the school of magic you select to focus on.</text:span></text:p>
      <text:p text:style-name="P7"><text:span text:style-name="T8">Special: </text:span><text:span text:style-name="T7">You can gain this feat multiple times. Its effects do not stack. Each time you take the feat, it applies to a new school of magic.</text:span></text:p>
      <text:p text:style-name="P1"/>
      <text:p text:style-name="P7"><text:span text:style-name="T5">SPELL PENETRATION</text:span></text:p>
      <text:p text:style-name="P7"><text:span text:style-name="T7">Your spells are especially potent, breaking through spell resistance more readily than normal.</text:span></text:p>
      <text:p text:style-name="P7"><text:span text:style-name="T8">Benefit: </text:span><text:span text:style-name="T7">You gain a +2 bonus on caster level checks (1d20 + caster level) to beat a creature’s spell resistance.</text:span></text:p>
      <text:p text:style-name="P1"/>
      <text:p text:style-name="P7"><text:span text:style-name="T5">SPELLSLINGER</text:span></text:p>
      <text:p text:style-name="P7"><text:span text:style-name="T7">You have a gift for magic that allows you to cast more spells than normal.</text:span></text:p>
      <text:p text:style-name="P7"><text:span text:style-name="T8">Prerequisite: </text:span><text:span text:style-name="T7">Intelligence 13 (for arcane spellcasters) or Wisdom 13 (for divine spellcasters).</text:span></text:p>
      <text:p text:style-name="P7"><text:span text:style-name="T8">Benefit: </text:span><text:span text:style-name="T7">For any one spellcasting advanced class in which you have levels, you can prepare and cast one additional spell per spell level known. For instance, Lily Parrish, a 3rd-level Dedicated Hero/3rd-level Acolyte, can prepare and cast an additional 0-level, 1st-level, and 2nd-level divine spell per day (since she can cast up to and including 2nd-level divine spells).</text:span></text:p>
      <text:p text:style-name="P7"><text:span text:style-name="T8">Special: </text:span><text:span text:style-name="T7">You may gain this feat multiple times. Each time you take the feat, it applies to a new spellcasting class.</text:span></text:p>
      <text:p text:style-name="P1"/>
      <text:p text:style-name="P7"><text:span text:style-name="T5">STILL SPELL </text:span><text:span text:style-name="T7">[METAMAGIC]</text:span></text:p>
      <text:p text:style-name="P7"><text:span text:style-name="T7">You can cast spells without gestures.</text:span></text:p>
      <text:p text:style-name="P7"><text:span text:style-name="T8">Benefit: </text:span><text:span text:style-name="T7">A still spell can be cast with no somatic components. Spells without somatic components are not affected. A still spell uses up a spell slot one level higher than the spell’s actual level.</text:span></text:p>
      <text:p text:style-name="P1"><text:soft-page-break/></text:p>
      <text:p text:style-name="P7"><text:span text:style-name="T5">SUPERNATURAL STRIKE</text:span></text:p>
      <text:p text:style-name="P7"><text:span text:style-name="T7">You may score critical hits against creatures that are normally unaffected by critical hits.</text:span></text:p>
      <text:p text:style-name="P7"><text:span text:style-name="T8">Prerequisite: </text:span><text:span text:style-name="T7">Base attack bonus +2 or better.</text:span></text:p>
      <text:p text:style-name="P7"><text:span text:style-name="T8">Benefit: </text:span><text:span text:style-name="T7">When you roll a threat against a creature normally unaffected by critical hits (such as a construct, ooze, or undead), you may check for a critical hit and deal the increased damage if the threat is confirmed. Creatures unaffected by massive damage are still unaffected by massive damage resulting from a critical hit. This is a supernatural ability.</text:span></text:p>
      <text:p text:style-name="P1"/>
      <text:p text:style-name="P7"><text:span text:style-name="T5">TWIN POWER </text:span><text:span text:style-name="T7">[METAPSIONIC]</text:span></text:p>
      <text:p text:style-name="P7"><text:span text:style-name="T7">You can manifest a power simultaneously with another power just like it.</text:span></text:p>
      <text:p text:style-name="P7"><text:span text:style-name="T8">Benefit: </text:span><text:span text:style-name="T7">Manifesting a power altered by this feat causes the power to take effect twice on the target, as if you were simultaneously manifesting the same power two times on the same location or target. Any variables in the power (such as targets, shaping an area, and so on) apply to both of the resulting powers. The target suffers all the effects of both powers individually and receives a saving throw for each. In some cases, failure of both of the target’s saving throws results in redundant effects, such as a twinned </text:span><text:span text:style-name="T9">charm person</text:span><text:span text:style-name="T7">, although any ally of the target would have to succeed at two negate attempts in order to free the target from the charm. A twinned power costs a number of power points equal to its standard cost +8.</text:span></text:p>
      <text:p text:style-name="P1"/>
      <text:h text:style-name="P14" text:outline-level="2"><text:span text:style-name="T6">VEHICLE SPECIALIZATION</text:span></text:h>
      <text:p text:style-name="P7"><text:span text:style-name="T7">You are proficient with one type of vehicle.</text:span></text:p>
      <text:p text:style-name="P7"><text:span text:style-name="T8">Benefit: </text:span><text:span text:style-name="T7">Choose a vehicle type (civilian aircraft, civilian cars, civilian motorcycles, civilian trucks, civilian water vehicles, other civilian vehicles, or military vehicles). When you are in control of a vehicle of the specified type, you gain a +2 competence bonus on skill checks, ability checks, and saving throws involving the vehicle.</text:span></text:p>
      <text:p text:style-name="P1"/>
      <text:p text:style-name="P7"><text:span text:style-name="T5">WILD TALENT</text:span></text:p>
      <text:p text:style-name="P7"><text:span text:style-name="T7">You have a minor parahuman psionic power. Check with your GM to make sure she is using psionics before selecting this feat. This feat may be used even if psionics are not part of the campaign, in which case psionics are treated as spell-like abilities.</text:span></text:p>
      <text:p text:style-name="P7"><text:span text:style-name="T8">Benefit: </text:span><text:span text:style-name="T7">You may use one of the following 0-level psionic powers: </text:span><text:span text:style-name="T9">burst, daze, detect psionics, distract, far hand, far punch, finger of fire, missive, </text:span><text:span text:style-name="T7">or </text:span><text:span text:style-name="T9">verve. </text:span><text:span text:style-name="T7">You can manifest this power up to three times per day. There is no Power Point cost for using this pow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SubwayPS" svg:font-family="SubwayPS" style:font-family-generic="roman" style:font-pitch="variable"/>
    <style:font-face style:name="Times New Roman" svg:font-family="'Times New Roman'" style:font-family-generic="roman" style:font-pitch="variable"/>
    <style:font-face style:name="Univers-CondensedLight" svg:font-family="Univers-CondensedLight" style:font-family-generic="roman" style:font-pitch="variable"/>
    <style:font-face style:name="Univers-ExtraBlack" svg:font-family="Univers-ExtraBlack"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ubwayPS1" svg:font-family="SubwayPS" style:font-family-generic="system" style:font-pitch="variable"/>
    <style:font-face style:name="Univers-CondensedLight1" svg:font-family="Univers-Condensed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Univers-CondensedLight1" style:font-family-asian="Univers-CondensedLight" style:font-family-generic-asian="system" style:font-pitch-asian="variable" style:font-size-asian="12pt" style:language-asian="en" style:country-asian="US" style:font-name-complex="SubwayPS1" style:font-family-complex="SubwayP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color="#ff0000" style:font-name="Univers-CondensedLight" fo:font-family="Univers-CondensedLight" style:font-family-generic="roman" style:font-pitch="variable"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color="#000000" style:font-name="Univers-ExtraBlack" fo:font-family="Univers-ExtraBlack" style:font-family-generic="roman" style:font-pitch="variable" fo:font-size="14pt" fo:language="en" fo:country="US" fo:font-weight="bold" style:font-size-asian="14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color="#000000" style:font-name="Univers-ExtraBlack" fo:font-family="Univers-ExtraBlack" style:font-family-generic="roman" style:font-pitch="variable" fo:font-size="11pt" fo:language="en" fo:country="US" fo:font-weight="bold" style:font-size-asian="11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style:font-name="SubwayPS" fo:font-family="SubwayPS" style:font-family-generic="roman" style:font-pitch="variable" fo:font-size="20pt" fo:language="en" fo:country="US" style:font-size-asian="20pt" style:language-asian="en" style:country-asian="US"/>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color="#000000" fo:font-size="18pt" fo:language="en" fo:country="US" style:font-size-asian="18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rting occupations</dc:title>
    <meta:initial-creator>AKSmith</meta:initial-creator>
    <meta:creation-date>2003-08-19T16:33:00</meta:creation-date>
    <dc:date>2003-10-30T15:05:00</dc:date>
    <meta:editing-cycles>23</meta:editing-cycles>
    <meta:editing-duration>PT2M41S</meta:editing-duration>
    <meta:document-statistic meta:table-count="2" meta:image-count="0" meta:object-count="0" meta:page-count="16" meta:paragraph-count="286" meta:word-count="5064" meta:character-count="30651" meta:non-whitespace-character-count="25867"/>
    <meta:generator>LibreOffice/5.4.6.2$Linux_X86_64 LibreOffice_project/40m0$Build-2</meta:generator>
    <meta:user-defined meta:name="Company">Wizards of the Coast</meta:user-defined>
    <meta:user-defined meta:name="Operator">asmith</meta:user-defined>
  </office:meta>
</office:document-meta>
</file>